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27cm" svg:height="0.127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27cm" svg:height="0.127cm" svg:x="0.63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27cm" svg:height="0.127cm" svg:x="0.635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1" draw:layer="layout" svg:width="2.413cm" svg:height="2.413cm" svg:x="-0.476cm" svg:y="0.127cm" draw:kind="arc" draw:start-angle="240" draw:end-angle="120">
          <text:p/>
        </draw:circle>
        <draw:line draw:style-name="gr3" draw:text-style-name="P1" draw:layer="layout" svg:x1="0.126cm" svg:y1="0.289cm" svg:x2="0.126cm" svg:y2="2.3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032cm" fo:page-height="2.6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01-06T20:00:51.896672447</meta:creation-date>
    <dc:date>2014-01-06T20:14:18.282215120</dc:date>
    <dc:creator>Stephen Warren</dc:creator>
    <meta:editing-duration>P0D</meta:editing-duration>
    <meta:editing-cycles>1</meta:editing-cycles>
    <meta:generator>LibreOffice/4.1.3.2$Linux_X86_64 LibreOffice_project/410m0$Build-2</meta:generator>
    <meta:document-statistic meta:object-count="5"/>
  </office:meta>
</office:document-meta>
</file>